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4cm" svg:stroke-color="#000000" draw:stroke-linejoin="miter" draw:fill="solid" draw:fill-color="#c6ffa7" fo:padding-top="0.147cm" fo:padding-bottom="0.147cm" fo:padding-left="0.272cm" fo:padding-right="0.272cm"/>
    </style:style>
    <style:style style:name="gr2" style:family="graphic" style:parent-style-name="standard">
      <style:graphic-properties draw:stroke="solid" svg:stroke-width="0.066cm" svg:stroke-color="#000000" draw:stroke-linejoin="miter" draw:fill="solid" draw:fill-color="#ee8e11" draw:opacity="94%" fo:padding-top="0.158cm" fo:padding-bottom="0.158cm" fo:padding-left="0.283cm" fo:padding-right="0.283cm"/>
    </style:style>
    <style:style style:name="gr3" style:family="graphic" style:parent-style-name="standard">
      <style:graphic-properties draw:stroke="dash" draw:stroke-dash="dash5" svg:stroke-width="0.033cm" svg:stroke-color="#000000" draw:stroke-linejoin="miter" draw:fill="none" fo:padding-top="0.141cm" fo:padding-bottom="0.141cm" fo:padding-left="0.266cm" fo:padding-right="0.2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c6ffa7"/>
    </style:style>
    <style:style style:name="P2" style:family="paragraph">
      <loext:graphic-properties draw:fill="solid" draw:fill-color="#ee8e11" draw:opacity="94%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172cm" svg:height="10.739cm" svg:x="4.417cm" svg:y="10.95cm" svg:viewBox="0 0 17173 10740" draw:points="8587,10740 0,10740 0,0 17173,0 17173,10740">
          <text:p/>
        </draw:polygon>
        <draw:polygon draw:style-name="gr2" draw:text-style-name="P2" draw:layer="layout" svg:width="6.833cm" svg:height="6.87cm" svg:x="6.106cm" svg:y="11.01cm" svg:viewBox="0 0 6834 6871" draw:points="3855,0 0,1880 597,6127 4820,6871 6834,3085">
          <text:p/>
        </draw:polygon>
        <draw:polygon draw:style-name="gr2" draw:text-style-name="P2" draw:layer="layout" svg:width="6.854cm" svg:height="6.851cm" svg:x="12.335cm" svg:y="14.79cm" svg:viewBox="0 0 6855 6852" draw:points="6855,4900 3037,6852 0,3824 1941,0 6178,665">
          <text:p/>
        </draw:polygon>
        <draw:polyline draw:style-name="gr3" draw:text-style-name="P3" draw:layer="layout" svg:width="0cm" svg:height="10.723cm" svg:x="6.081cm" svg:y="10.993cm" svg:viewBox="0 0 0 10724" draw:points="0,0 0,10724 0,10691">
          <text:p/>
        </draw:polyline>
        <draw:line draw:style-name="gr3" draw:text-style-name="P3" draw:layer="layout" svg:x1="6.704cm" svg:y1="17.136cm" svg:x2="6.678cm" svg:y2="21.701cm">
          <text:p/>
        </draw:line>
        <draw:line draw:style-name="gr3" draw:text-style-name="P3" draw:layer="layout" svg:x1="10.926cm" svg:y1="17.881cm" svg:x2="10.92cm" svg:y2="21.668cm">
          <text:p/>
        </draw:line>
        <draw:line draw:style-name="gr3" draw:text-style-name="P3" draw:layer="layout" svg:x1="12.307cm" svg:y1="15.352cm" svg:x2="12.307cm" svg:y2="21.683cm">
          <text:p/>
        </draw:line>
        <draw:line draw:style-name="gr3" draw:text-style-name="P3" draw:layer="layout" svg:x1="12.958cm" svg:y1="10.953cm" svg:x2="12.958cm" svg:y2="17.343cm">
          <text:p/>
        </draw:line>
        <draw:line draw:style-name="gr3" draw:text-style-name="P3" draw:layer="layout" svg:x1="14.261cm" svg:y1="10.965cm" svg:x2="14.277cm" svg:y2="14.791cm">
          <text:p/>
        </draw:line>
        <draw:line draw:style-name="gr3" draw:text-style-name="P3" draw:layer="layout" svg:x1="19.206cm" svg:y1="10.977cm" svg:x2="19.206cm" svg:y2="21.667cm">
          <text:p/>
        </draw:line>
        <draw:line draw:style-name="gr3" draw:text-style-name="P3" draw:layer="layout" svg:x1="18.504cm" svg:y1="10.953cm" svg:x2="18.513cm" svg:y2="15.456cm">
          <text:p/>
        </draw:line>
        <draw:frame draw:style-name="gr4" draw:text-style-name="P4" draw:layer="layout" svg:width="1.171cm" svg:height="0.962cm" svg:x="4.671cm" svg:y="15.748cm">
          <draw:text-box>
            <text:p>c0</text:p>
          </draw:text-box>
        </draw:frame>
        <draw:frame draw:style-name="gr4" draw:text-style-name="P4" draw:layer="layout" svg:width="1.171cm" svg:height="0.962cm" svg:x="6.322cm" svg:y="11.176cm">
          <draw:text-box>
            <text:p>c1</text:p>
          </draw:text-box>
        </draw:frame>
        <draw:frame draw:style-name="gr4" draw:text-style-name="P4" draw:layer="layout" svg:width="1.171cm" svg:height="0.962cm" svg:x="5.842cm" svg:y="18.977cm">
          <draw:text-box>
            <text:p>c2</text:p>
          </draw:text-box>
        </draw:frame>
        <draw:frame draw:style-name="gr4" draw:text-style-name="P4" draw:layer="layout" svg:width="1.171cm" svg:height="0.962cm" svg:x="8.227cm" svg:y="18.977cm">
          <draw:text-box>
            <text:p>c3</text:p>
          </draw:text-box>
        </draw:frame>
        <draw:frame draw:style-name="gr4" draw:text-style-name="P4" draw:layer="layout" svg:width="1.171cm" svg:height="0.962cm" svg:x="11.303cm" svg:y="11.23cm">
          <draw:text-box>
            <text:p>c4</text:p>
          </draw:text-box>
        </draw:frame>
        <draw:frame draw:style-name="gr4" draw:text-style-name="P4" draw:layer="layout" svg:width="1.171cm" svg:height="0.962cm" svg:x="11.021cm" svg:y="18.977cm">
          <draw:text-box>
            <text:p>c5</text:p>
          </draw:text-box>
        </draw:frame>
        <draw:frame draw:style-name="gr4" draw:text-style-name="P4" draw:layer="layout" svg:width="1.171cm" svg:height="0.962cm" svg:x="12.037cm" svg:y="16.002cm">
          <draw:text-box>
            <text:p>c6</text:p>
          </draw:text-box>
        </draw:frame>
        <draw:frame draw:style-name="gr4" draw:text-style-name="P4" draw:layer="layout" svg:width="1.171cm" svg:height="0.962cm" svg:x="12.672cm" svg:y="20.374cm">
          <draw:text-box>
            <text:p>c7</text:p>
          </draw:text-box>
        </draw:frame>
        <draw:frame draw:style-name="gr4" draw:text-style-name="P4" draw:layer="layout" svg:width="1.171cm" svg:height="0.962cm" svg:x="13.053cm" svg:y="13.262cm">
          <draw:text-box>
            <text:p>c8</text:p>
          </draw:text-box>
        </draw:frame>
        <draw:frame draw:style-name="gr4" draw:text-style-name="P4" draw:layer="layout" svg:width="1.171cm" svg:height="0.962cm" svg:x="15.847cm" svg:y="12.627cm">
          <draw:text-box>
            <text:p>c9</text:p>
          </draw:text-box>
        </draw:frame>
        <draw:frame draw:style-name="gr4" draw:text-style-name="P4" draw:layer="layout" svg:width="1.522cm" svg:height="0.962cm" svg:x="17.526cm" svg:y="20.701cm">
          <draw:text-box>
            <text:p>c10</text:p>
          </draw:text-box>
        </draw:frame>
        <draw:frame draw:style-name="gr4" draw:text-style-name="P4" draw:layer="layout" svg:width="1.476cm" svg:height="0.962cm" svg:x="18.082cm" svg:y="13.262cm">
          <draw:text-box>
            <text:p>c11</text:p>
          </draw:text-box>
        </draw:frame>
        <draw:frame draw:style-name="gr4" draw:text-style-name="P4" draw:layer="layout" svg:width="1.522cm" svg:height="0.962cm" svg:x="19.685cm" svg:y="15.748cm">
          <draw:text-box>
            <text:p>c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5" draw:style="rect" draw:dots1="1" draw:dots1-length="0.056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6T17:33:30.652409476</dc:date>
    <meta:editing-duration>PT9M16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